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1610" officeooo:paragraph-rsid="000c1610"/>
    </style:style>
    <style:style style:name="P2" style:family="paragraph" style:parent-style-name="Standard">
      <style:paragraph-properties fo:text-align="start" style:justify-single-word="false"/>
      <style:text-properties officeooo:rsid="000c1610" officeooo:paragraph-rsid="000c1610"/>
    </style:style>
    <style:style style:name="P3" style:family="paragraph" style:parent-style-name="Standard">
      <style:paragraph-properties fo:text-align="start" style:justify-single-word="false"/>
      <style:text-properties officeooo:paragraph-rsid="000c1610"/>
    </style:style>
    <style:style style:name="P4" style:family="paragraph" style:parent-style-name="Standard">
      <style:paragraph-properties fo:text-align="start" style:justify-single-word="false"/>
      <style:text-properties officeooo:rsid="000cc7b6" officeooo:paragraph-rsid="000cc7b6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1610" officeooo:paragraph-rsid="000c161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c7b6" officeooo:paragraph-rsid="000cc7b6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italic" officeooo:rsid="000cc7b6" officeooo:paragraph-rsid="000cc7b6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officeooo:rsid="000cc7b6" officeooo:paragraph-rsid="000cc7b6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cc7b6" officeooo:paragraph-rsid="000cc7b6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c1610" officeooo:paragraph-rsid="000cc7b6" style:font-size-asian="16pt" style:font-weight-asian="bold" style:font-size-complex="16pt" style:font-weight-complex="bold"/>
    </style:style>
    <style:style style:name="T1" style:family="text">
      <style:text-properties officeooo:rsid="000c161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61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7b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style:text-underline-style="none" fo:font-weight="normal" officeooo:rsid="000d8d8b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c1610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P1</text:p>
      <text:p text:style-name="P10"><text:s/>San Francisco Bike Rental</text:p>
      <text:p text:style-name="P1"/>
      <text:p text:style-name="P5">INTRODUCCIÓN</text:p>
      <text:p text:style-name="P3"><text:span text:style-name="T1">El objetivo del presente trabajo es realizar un análisis exploratorio del </text:span><text:bookmark text:name="docs-internal-guid-f974bd89-739a-55f7-425e-c6eeef156c0e"/><text:span text:style-name="T3">sistema de alquiler de bicicletas público de la ciudad de San Francisco entre 2013 y 2015, obteniendo el set de datos correspondiente de </text:span><text:bookmark text:name="docs-internal-guid-f974bd89-739b-652a-a672-0bdd19d70612"/><text:a xlink:type="simple" xlink:href="https://www.kaggle.com/benhamner/sf-bay-area-bike-share" text:style-name="Internet_20_link" text:visited-style-name="Visited_20_Internet_20_Link"><text:span text:style-name="T8">https://www.kaggle.com/benhamner/sf-bay-area-bike-share</text:span></text:a><text:span text:style-name="T3">. </text:span></text:p>
      <text:p text:style-name="P3"><text:span text:style-name="T3">Para dicho análisis se usó la librería de análisis de datos de Python, Pandas y para la realización de visualizaciones se utilizó Matplotlib. El trabajo se realizó usando la herramienta Jupyter Notebook.</text:span></text:p>
      <text:p text:style-name="P2"><text:span text:style-name="T2">La idea fue explorar lo más exhaustivamente posible los datos para llegar a conclusiones que puedan llegar a ser de interés para los propietarios y usuarios del sistema analizado. Para esto se tomaron en cuenta los factores climáticos, el intervalo de fechas correspondiente a los datos, la localización, antigüedad y relevancia de las distintas estaciones, </text:span><text:span text:style-name="T4">y la duración y cantidad de viajes, entre otros elementos.</text:span></text:p>
      <text:p text:style-name="P2"><text:span text:style-name="T4"/></text:p>
      <text:p text:style-name="P6"><text:span text:style-name="T5">DESARROLLO DEL ANÁLISIS</text:span></text:p>
      <text:p text:style-name="P4"><text:span text:style-name="T2"/></text:p>
      <text:list xml:id="list3940226030315802847" text:style-name="L1">
        <text:list-item>
          <text:p text:style-name="P7"><text:span text:style-name="T6">Adecuación de los datos.</text:span></text:p>
          <text:p text:style-name="P8"><text:span text:style-name="T6">Para iniciar el análisis se importaron los datos desde sus respectivos archivos csv, y se los guardó en DataFrames. Con el objetivo de manejar los valores en una forma más adecuada al lenguaje de programación, se convirtieron a otro formato aquellos en los que era factible, por ejemplo, para los registros de fechas se utilizaron dates de la librería datetime de python, y todas las duraciones se cambiaron de segundos a minutos, porque se estimó que esta unidad tenía mas sentido en el contexto de viajes en bicicleta.</text:span><text:span text:style-name="T7"> También se filtraron los viajes que duran menos de 5 minutos porque se decidió que no eran representativos del conjunto.</text:span></text:p>
        </text:list-item>
      </text:list>
      <text:p text:style-name="P9"><text:span text:style-name="T6"/></text:p>
      <text:list xml:id="list191806737386227" text:continue-numbering="true" text:style-name="L1">
        <text:list-item>
          <text:p text:style-name="P7"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8:50:42.397242831</meta:creation-date>
    <dc:date>2017-04-15T19:18:06.150045443</dc:date>
    <meta:editing-duration>PT4M23S</meta:editing-duration>
    <meta:editing-cycles>1</meta:editing-cycles>
    <meta:document-statistic meta:table-count="0" meta:image-count="0" meta:object-count="0" meta:page-count="1" meta:paragraph-count="10" meta:word-count="256" meta:character-count="1619" meta:non-whitespace-character-count="1373"/>
    <meta:generator>LibreOffice/5.1.4.2$Linux_x86 LibreOffice_project/10m0$Build-2</meta:generator>
  </office:meta>
</office:document-meta>
</file>